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OpenSymbol" svg:font-family="OpenSymbol"/>
    <style:font-face style:name="Arial2" svg:font-family="Arial" style:font-family-generic="swiss"/>
    <style:font-face style:name="Bitstream Vera Sans Mono" svg:font-family="'Bitstream Vera Sans Mono'" style:font-family-generic="modern" style:font-pitch="fixed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fo:color="#b22222" style:font-name="LM Sans Demi Cond 10" fo:font-size="13pt" fo:font-weight="normal" officeooo:rsid="0014be77" officeooo:paragraph-rsid="0014be77" style:font-size-asian="13pt" style:font-weight-asian="normal" style:font-size-complex="13pt" style:font-weight-complex="normal"/>
    </style:style>
    <style:style style:name="P2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fo:color="#b22222" style:font-name="LM Sans Demi Cond 10" fo:font-size="13pt" fo:font-weight="bold" officeooo:rsid="0014be77" officeooo:paragraph-rsid="00348e08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style:font-name="LM Sans Demi Cond 10" officeooo:paragraph-rsid="0014be77"/>
    </style:style>
    <style:style style:name="P4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style:font-name="LM Sans Demi Cond 10" officeooo:rsid="0052c4fe" officeooo:paragraph-rsid="0052c4fe"/>
    </style:style>
    <style:style style:name="P5" style:family="paragraph" style:parent-style-name="Text_20_body">
      <style:paragraph-properties fo:text-align="justify" style:justify-single-word="false"/>
      <style:text-properties style:font-name="LM Sans Demi Cond 10" officeooo:paragraph-rsid="0014be77"/>
    </style:style>
    <style:style style:name="P6" style:family="paragraph" style:parent-style-name="Text_20_body">
      <style:paragraph-properties fo:text-align="justify" style:justify-single-word="false"/>
      <style:text-properties style:font-name="LM Sans Demi Cond 10" officeooo:rsid="001bfd66" officeooo:paragraph-rsid="001bfd66"/>
    </style:style>
    <style:style style:name="P7" style:family="paragraph" style:parent-style-name="Text_20_body">
      <style:paragraph-properties fo:text-align="justify" style:justify-single-word="false" fo:padding="0.049cm" fo:border-left="none" fo:border-right="none" fo:border-top="0.06pt solid #808000" fo:border-bottom="none" style:shadow="none"/>
      <style:text-properties style:font-name="LM Sans Demi Cond 10" officeooo:paragraph-rsid="001bfd66"/>
    </style:style>
    <style:style style:name="P8" style:family="paragraph" style:parent-style-name="Text_20_body">
      <style:paragraph-properties fo:margin-top="0cm" fo:margin-bottom="0.011cm" loext:contextual-spacing="false" fo:text-align="center" style:justify-single-word="false"/>
      <style:text-properties style:font-name="LM Sans Demi Cond 10" fo:font-size="13pt" fo:font-weight="bold" officeooo:rsid="0014be77" officeooo:paragraph-rsid="0014be77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.011cm" loext:contextual-spacing="false" fo:text-align="center" style:justify-single-word="false"/>
      <style:text-properties fo:color="#b22222" style:font-name="LM Sans Demi Cond 10" fo:font-size="14pt" fo:font-weight="bold" officeooo:rsid="0014be77" officeooo:paragraph-rsid="0014be7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.3cm" fo:margin-bottom="0cm" loext:contextual-spacing="false" fo:text-align="justify" style:justify-single-word="false"/>
      <style:text-properties officeooo:paragraph-rsid="0052c4fe"/>
    </style:style>
    <style:style style:name="P11" style:family="paragraph" style:parent-style-name="Text_20_body">
      <style:paragraph-properties fo:text-align="justify" style:justify-single-word="false"/>
      <style:text-properties officeooo:paragraph-rsid="005d6540"/>
    </style:style>
    <style:style style:name="P12" style:family="paragraph" style:parent-style-name="Text_20_body">
      <style:paragraph-properties fo:text-align="justify" style:justify-single-word="false"/>
      <style:text-properties officeooo:paragraph-rsid="00621f57"/>
    </style:style>
    <style:style style:name="P13" style:family="paragraph" style:parent-style-name="Text_20_body">
      <style:paragraph-properties fo:text-align="justify" style:justify-single-word="false"/>
      <style:text-properties style:font-name="LM Sans Demi Cond 10" officeooo:rsid="001bfd66"/>
    </style:style>
    <style:style style:name="P14" style:family="paragraph" style:parent-style-name="Text_20_body">
      <style:paragraph-properties fo:text-align="justify" style:justify-single-word="false"/>
      <style:text-properties style:font-name="LM Sans Demi Cond 10" officeooo:rsid="00579c13" officeooo:paragraph-rsid="00579c13"/>
    </style:style>
    <style:style style:name="P15" style:family="paragraph" style:parent-style-name="Text_20_body">
      <style:paragraph-properties fo:text-align="justify" style:justify-single-word="false"/>
      <style:text-properties style:font-name="LM Sans Demi Cond 10" officeooo:rsid="00579c13" officeooo:paragraph-rsid="00622aff"/>
    </style:style>
    <style:style style:name="P16" style:family="paragraph" style:parent-style-name="Text_20_body">
      <style:paragraph-properties fo:text-align="justify" style:justify-single-word="false"/>
      <style:text-properties style:font-name="LM Sans Demi Cond 10" fo:font-style="italic" officeooo:rsid="00579c13" officeooo:paragraph-rsid="00579c13" style:font-style-asian="italic" style:font-style-complex="italic"/>
    </style:style>
    <style:style style:name="P17" style:family="paragraph" style:parent-style-name="Text_20_body">
      <style:paragraph-properties fo:text-align="justify" style:justify-single-word="false"/>
      <style:text-properties style:font-name="LM Sans Demi Cond 10" fo:font-weight="bold" officeooo:rsid="00579c13" officeooo:paragraph-rsid="00579c13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LM Sans Demi Cond 10" fo:font-size="11pt" officeooo:rsid="0052c4fe" officeooo:paragraph-rsid="0052c4fe" style:font-size-asian="11pt" style:font-size-complex="11pt"/>
    </style:style>
    <style:style style:name="P19" style:family="paragraph" style:parent-style-name="Text_20_body">
      <style:paragraph-properties fo:text-align="justify" style:justify-single-word="false"/>
      <style:text-properties style:font-name="LM Sans Demi Cond 10" fo:font-size="11pt" officeooo:rsid="0052c4fe" officeooo:paragraph-rsid="006060e2" style:font-size-asian="11pt" style:font-size-complex="11pt"/>
    </style:style>
    <style:style style:name="P20" style:family="paragraph" style:parent-style-name="Text_20_body">
      <style:paragraph-properties fo:text-align="justify" style:justify-single-word="false"/>
      <style:text-properties style:font-name="LM Sans Demi Cond 10" fo:font-size="11pt" officeooo:rsid="0052c4fe" officeooo:paragraph-rsid="00622aff" style:font-size-asian="11pt" style:font-size-complex="11pt"/>
    </style:style>
    <style:style style:name="P21" style:family="paragraph" style:parent-style-name="Text_20_body">
      <style:paragraph-properties fo:text-align="justify" style:justify-single-word="false"/>
      <style:text-properties style:font-name="LM Sans Demi Cond 10" fo:font-size="11pt" officeooo:rsid="0052c4fe" officeooo:paragraph-rsid="0062d03e" style:font-size-asian="11pt" style:font-size-complex="11pt"/>
    </style:style>
    <style:style style:name="P22" style:family="paragraph" style:parent-style-name="Text_20_body">
      <style:paragraph-properties fo:text-align="justify" style:justify-single-word="false"/>
      <style:text-properties style:font-name="LM Sans Demi Cond 10" fo:font-size="11pt" officeooo:rsid="0052c4fe" officeooo:paragraph-rsid="00648e80" style:font-size-asian="11pt" style:font-size-complex="11pt"/>
    </style:style>
    <style:style style:name="P23" style:family="paragraph" style:parent-style-name="Text_20_body">
      <style:paragraph-properties fo:text-align="justify" style:justify-single-word="false"/>
      <style:text-properties style:font-name="LM Sans Demi Cond 10" fo:font-size="11pt" officeooo:rsid="0052c4fe" officeooo:paragraph-rsid="00874a97" style:font-size-asian="11pt" style:font-size-complex="11pt"/>
    </style:style>
    <style:style style:name="P24" style:family="paragraph" style:parent-style-name="Text_20_body">
      <style:paragraph-properties fo:text-align="justify" style:justify-single-word="false"/>
      <style:text-properties style:font-name="LM Sans Demi Cond 10" fo:font-size="11pt" officeooo:rsid="00621f57" officeooo:paragraph-rsid="006060e2" style:font-size-asian="11pt" style:font-size-complex="11pt"/>
    </style:style>
    <style:style style:name="P25" style:family="paragraph" style:parent-style-name="Text_20_body">
      <style:paragraph-properties fo:text-align="justify" style:justify-single-word="false"/>
      <style:text-properties style:font-name="LM Sans Demi Cond 10" fo:font-size="11pt" officeooo:rsid="00621f57" officeooo:paragraph-rsid="00621f57" style:font-size-asian="11pt" style:font-size-complex="11pt"/>
    </style:style>
    <style:style style:name="P26" style:family="paragraph" style:parent-style-name="Text_20_body">
      <style:paragraph-properties fo:text-align="justify" style:justify-single-word="false"/>
      <style:text-properties style:font-name="LM Sans Demi Cond 10" fo:font-size="11pt" officeooo:rsid="00862a68" officeooo:paragraph-rsid="00862a68" style:font-size-asian="11pt" style:font-size-complex="11pt"/>
    </style:style>
    <style:style style:name="P27" style:family="paragraph" style:parent-style-name="Text_20_body">
      <style:paragraph-properties fo:text-align="justify" style:justify-single-word="false"/>
      <style:text-properties style:font-name="LM Sans Demi Cond 10" officeooo:rsid="00677125" officeooo:paragraph-rsid="00677125"/>
    </style:style>
    <style:style style:name="P28" style:family="paragraph" style:parent-style-name="Text_20_body">
      <style:paragraph-properties fo:text-align="justify" style:justify-single-word="false"/>
      <style:text-properties style:font-name="LM Sans Demi Cond 10" officeooo:rsid="00677125" officeooo:paragraph-rsid="0069eb09"/>
    </style:style>
    <style:style style:name="P29" style:family="paragraph" style:parent-style-name="Text_20_body">
      <style:paragraph-properties fo:text-align="justify" style:justify-single-word="false"/>
      <style:text-properties style:font-name="LM Sans Demi Cond 10" officeooo:rsid="00677125" officeooo:paragraph-rsid="006b4159"/>
    </style:style>
    <style:style style:name="P30" style:family="paragraph" style:parent-style-name="Text_20_body">
      <style:paragraph-properties fo:text-align="justify" style:justify-single-word="false"/>
      <style:text-properties style:font-name="LM Sans Demi Cond 10" officeooo:rsid="00677125" officeooo:paragraph-rsid="006d2e87"/>
    </style:style>
    <style:style style:name="P31" style:family="paragraph" style:parent-style-name="Text_20_body">
      <style:paragraph-properties fo:text-align="justify" style:justify-single-word="false"/>
      <style:text-properties style:font-name="LM Sans Demi Cond 10" officeooo:rsid="00677125" officeooo:paragraph-rsid="00730d54"/>
    </style:style>
    <style:style style:name="P32" style:family="paragraph" style:parent-style-name="Text_20_body">
      <style:paragraph-properties fo:text-align="justify" style:justify-single-word="false"/>
      <style:text-properties style:font-name="LM Sans Demi Cond 10" officeooo:rsid="007c10e1" officeooo:paragraph-rsid="007c10e1"/>
    </style:style>
    <style:style style:name="P33" style:family="paragraph" style:parent-style-name="Text_20_body">
      <style:paragraph-properties fo:text-align="justify" style:justify-single-word="false"/>
      <style:text-properties style:font-name="LM Sans Demi Cond 10" officeooo:paragraph-rsid="007c10e1"/>
    </style:style>
    <style:style style:name="P34" style:family="paragraph" style:parent-style-name="Text_20_body">
      <style:paragraph-properties fo:text-align="justify" style:justify-single-word="false"/>
      <style:text-properties style:font-name="LM Sans Demi Cond 10" fo:font-size="13pt" officeooo:rsid="00862a68" officeooo:paragraph-rsid="00862a68" style:font-size-asian="13pt" style:font-size-complex="13pt"/>
    </style:style>
    <style:style style:name="P35" style:family="paragraph" style:parent-style-name="Text_20_body">
      <style:paragraph-properties fo:text-align="justify" style:justify-single-word="false"/>
      <style:text-properties fo:color="#454fa1" style:font-name="LM Sans Demi Cond 10" fo:font-style="italic" officeooo:rsid="00579c13" officeooo:paragraph-rsid="00579c13" style:font-style-asian="italic" style:font-style-complex="italic"/>
    </style:style>
    <style:style style:name="P36" style:family="paragraph" style:parent-style-name="Text_20_body">
      <style:paragraph-properties fo:text-align="justify" style:justify-single-word="false"/>
      <style:text-properties fo:color="#454fa1" style:font-name="LM Sans Demi Cond 10" officeooo:rsid="005c195b" officeooo:paragraph-rsid="005c195b"/>
    </style:style>
    <style:style style:name="P37" style:family="paragraph" style:parent-style-name="Text_20_body">
      <style:text-properties style:font-name="Courier New" fo:font-size="10pt"/>
    </style:style>
    <style:style style:name="P38" style:family="paragraph" style:parent-style-name="Text_20_body">
      <style:paragraph-properties fo:text-align="justify" style:justify-single-word="false"/>
      <style:text-properties style:font-name="Courier New" fo:font-size="10pt" officeooo:rsid="00579c13" officeooo:paragraph-rsid="00622aff"/>
    </style:style>
    <style:style style:name="P39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fo:color="#b22222" style:font-name="LM Sans Demi Cond 10" fo:font-size="13pt" fo:font-weight="bold" officeooo:rsid="0014be77" officeooo:paragraph-rsid="00622aff" style:font-size-asian="13pt" style:font-weight-asian="bold" style:font-size-complex="13pt" style:font-weight-complex="bold"/>
    </style:style>
    <style:style style:name="P40" style:family="paragraph" style:parent-style-name="Preformatted_20_Text">
      <style:paragraph-properties fo:text-align="justify" style:justify-single-word="false"/>
      <style:text-properties style:font-name="LM Sans Demi Cond 10" officeooo:rsid="00579c13" officeooo:paragraph-rsid="00622aff"/>
    </style:style>
    <style:style style:name="P4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4be77"/>
    </style:style>
    <style:style style:name="T2" style:family="text">
      <style:text-properties officeooo:rsid="001bfd66"/>
    </style:style>
    <style:style style:name="T3" style:family="text">
      <style:text-properties style:font-name="LM Sans Demi Cond 10"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style:font-name="LM Sans Demi Cond 10" fo:font-weight="normal" style:font-weight-asian="normal" style:font-weight-complex="normal"/>
    </style:style>
    <style:style style:name="T5" style:family="text">
      <style:text-properties style:font-name="LM Sans Demi Cond 10" fo:font-weight="normal" officeooo:rsid="00862906" style:font-weight-asian="normal" style:font-weight-complex="normal"/>
    </style:style>
    <style:style style:name="T6" style:family="text">
      <style:text-properties style:font-name="LM Sans Demi Cond 10" fo:font-weight="normal" officeooo:rsid="00874a97" style:font-weight-asian="normal" style:font-weight-complex="normal"/>
    </style:style>
    <style:style style:name="T7" style:family="text">
      <style:text-properties style:font-name="LM Sans Demi Cond 10" fo:font-size="12pt" fo:font-weight="normal" officeooo:rsid="006060e2" style:font-size-asian="10.5pt" style:font-weight-asian="normal" style:font-size-complex="12pt" style:font-weight-complex="normal"/>
    </style:style>
    <style:style style:name="T8" style:family="text">
      <style:text-properties style:font-name="LM Sans Demi Cond 10" fo:font-size="12pt" fo:font-weight="normal" officeooo:rsid="0062d03e" style:font-size-asian="10.5pt" style:font-weight-asian="normal" style:font-size-complex="12pt" style:font-weight-complex="normal"/>
    </style:style>
    <style:style style:name="T9" style:family="text">
      <style:text-properties style:font-name="LM Sans Demi Cond 10" fo:font-size="12pt" fo:font-weight="normal" officeooo:rsid="00648e80" style:font-size-asian="10.5pt" style:font-weight-asian="normal" style:font-size-complex="12pt" style:font-weight-complex="normal"/>
    </style:style>
    <style:style style:name="T10" style:family="text">
      <style:text-properties style:font-name="LM Sans Demi Cond 10" fo:font-size="11pt" officeooo:rsid="00621f57" style:font-size-asian="11pt" style:font-size-complex="11pt"/>
    </style:style>
    <style:style style:name="T11" style:family="text">
      <style:text-properties style:font-name="LM Sans Demi Cond 10" fo:font-size="11pt" fo:font-weight="normal" officeooo:rsid="0052c4fe" style:font-size-asian="11pt" style:font-weight-asian="normal" style:font-size-complex="11pt" style:font-weight-complex="normal"/>
    </style:style>
    <style:style style:name="T12" style:family="text">
      <style:text-properties style:font-name="LM Sans Demi Cond 10" officeooo:rsid="0069eb09"/>
    </style:style>
    <style:style style:name="T13" style:family="text">
      <style:text-properties style:font-name="LM Sans Demi Cond 10" officeooo:rsid="006b4159"/>
    </style:style>
    <style:style style:name="T14" style:family="text">
      <style:text-properties style:font-name="LM Sans Demi Cond 10" officeooo:rsid="006d2e87"/>
    </style:style>
    <style:style style:name="T15" style:family="text">
      <style:text-properties style:font-name="LM Sans Demi Cond 10" officeooo:rsid="006f2ca5"/>
    </style:style>
    <style:style style:name="T16" style:family="text">
      <style:text-properties style:font-name="LM Sans Demi Cond 10" officeooo:rsid="00714c7c"/>
    </style:style>
    <style:style style:name="T17" style:family="text">
      <style:text-properties style:font-name="LM Sans Demi Cond 10" officeooo:rsid="00730d54"/>
    </style:style>
    <style:style style:name="T18" style:family="text">
      <style:text-properties style:font-name="LM Sans Demi Cond 10" fo:font-size="13pt" fo:font-weight="normal" officeooo:rsid="00874a97" style:font-size-asian="13pt" style:font-weight-asian="normal" style:font-size-complex="13pt" style:font-weight-complex="normal"/>
    </style:style>
    <style:style style:name="T19" style:family="text">
      <style:text-properties officeooo:rsid="0042035a"/>
    </style:style>
    <style:style style:name="T20" style:family="text">
      <style:text-properties officeooo:rsid="00483d8f"/>
    </style:style>
    <style:style style:name="T21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use-window-font-color="true" fo:font-size="12pt" fo:font-weight="normal" officeooo:rsid="0052c4fe" style:font-size-asian="12pt" style:font-weight-asian="normal" style:font-size-complex="12pt" style:font-weight-complex="normal"/>
    </style:style>
    <style:style style:name="T23" style:family="text">
      <style:text-properties fo:color="#b22222"/>
    </style:style>
    <style:style style:name="T24" style:family="text">
      <style:text-properties fo:color="#b22222" officeooo:rsid="001bfd66"/>
    </style:style>
    <style:style style:name="T25" style:family="text">
      <style:text-properties fo:color="#b22222" officeooo:rsid="0014be77"/>
    </style:style>
    <style:style style:name="T26" style:family="text">
      <style:text-properties fo:color="#b22222" officeooo:rsid="0052c4fe"/>
    </style:style>
    <style:style style:name="T27" style:family="text">
      <style:text-properties fo:color="#b22222" officeooo:rsid="005405fd"/>
    </style:style>
    <style:style style:name="T28" style:family="text">
      <style:text-properties officeooo:rsid="0052c4fe"/>
    </style:style>
    <style:style style:name="T29" style:family="text">
      <style:text-properties officeooo:rsid="005405fd"/>
    </style:style>
    <style:style style:name="T30" style:family="text">
      <style:text-properties fo:font-style="normal" officeooo:rsid="005860d6" style:font-style-asian="normal" style:font-style-complex="normal"/>
    </style:style>
    <style:style style:name="T31" style:family="text">
      <style:text-properties fo:font-style="normal" officeooo:rsid="00594f84" style:font-style-asian="normal" style:font-style-complex="normal"/>
    </style:style>
    <style:style style:name="T32" style:family="text">
      <style:text-properties fo:color="#454fa1"/>
    </style:style>
    <style:style style:name="T33" style:family="text">
      <style:text-properties fo:color="#454fa1" fo:font-size="13pt" style:text-underline-style="none" fo:font-weight="normal" officeooo:rsid="00593950" style:font-size-asian="13pt" style:font-weight-asian="normal" style:font-size-complex="13pt" style:font-weight-complex="normal"/>
    </style:style>
    <style:style style:name="T34" style:family="text">
      <style:text-properties fo:color="#454fa1" style:font-name="LM Sans Demi Cond 10" officeooo:rsid="005d6540"/>
    </style:style>
    <style:style style:name="T35" style:family="text">
      <style:text-properties fo:color="#454fa1" officeooo:rsid="005d6540"/>
    </style:style>
    <style:style style:name="T36" style:family="text">
      <style:text-properties fo:color="#454fa1" officeooo:rsid="007c10e1"/>
    </style:style>
    <style:style style:name="T37" style:family="text">
      <style:text-properties officeooo:rsid="005c195b"/>
    </style:style>
    <style:style style:name="T38" style:family="text">
      <style:text-properties officeooo:rsid="005cfa24"/>
    </style:style>
    <style:style style:name="T39" style:family="text">
      <style:text-properties officeooo:rsid="005d6540"/>
    </style:style>
    <style:style style:name="T40" style:family="text">
      <style:text-properties officeooo:rsid="006060e2"/>
    </style:style>
    <style:style style:name="T41" style:family="text">
      <style:text-properties fo:font-size="12pt" style:font-size-asian="10.5pt" style:font-size-complex="12pt"/>
    </style:style>
    <style:style style:name="T42" style:family="text">
      <style:text-properties officeooo:rsid="00621f57"/>
    </style:style>
    <style:style style:name="T43" style:family="text">
      <style:text-properties officeooo:rsid="006b4159"/>
    </style:style>
    <style:style style:name="T44" style:family="text">
      <style:text-properties style:font-name="Bitstream Vera Sans Mono" officeooo:rsid="0069eb09"/>
    </style:style>
    <style:style style:name="T45" style:family="text">
      <style:text-properties style:font-name="DejaVu Sans Mono" officeooo:rsid="0069eb09"/>
    </style:style>
    <style:style style:name="T46" style:family="text">
      <style:text-properties officeooo:rsid="007c10e1"/>
    </style:style>
    <style:style style:name="T47" style:family="text">
      <style:text-properties style:font-name="Courier New"/>
    </style:style>
    <style:style style:name="T48" style:family="text">
      <style:text-properties officeooo:rsid="007cae7c"/>
    </style:style>
    <style:style style:name="T49" style:family="text">
      <style:text-properties officeooo:rsid="008115d4"/>
    </style:style>
    <style:style style:name="T50" style:family="text">
      <style:text-properties officeooo:rsid="00834561"/>
    </style:style>
    <style:style style:name="T51" style:family="text">
      <style:text-properties officeooo:rsid="008586b6"/>
    </style:style>
    <style:style style:name="T52" style:family="text">
      <style:text-properties officeooo:rsid="00862906"/>
    </style:style>
    <style:style style:name="T53" style:family="text">
      <style:text-properties officeooo:rsid="00874a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EGURIDAD EN SISTEMAS OPERATIVOS</text:p>
      <text:p text:style-name="P8">4º Grado en Informática – <text:span text:style-name="T19">Complementos de Ing. del Software</text:span></text:p>
      <text:p text:style-name="P8">Curso 201<text:span text:style-name="T20">7</text:span>-1<text:span text:style-name="T20">8</text:span></text:p>
      <text:p text:style-name="P6"/>
      <text:p text:style-name="P7"><text:span text:style-name="T24">Práctica </text:span><text:span text:style-name="T26">[</text:span><text:span text:style-name="T27">1</text:span><text:span text:style-name="T26">]</text:span><text:span text:style-name="T2">. Administración de la seguridad en Linux</text:span></text:p>
      <text:p text:style-name="P3"><text:span text:style-name="T25">Sesión </text:span><text:span text:style-name="T26">[</text:span><text:span text:style-name="T27">1</text:span><text:span text:style-name="T26">]</text:span><text:span text:style-name="T1">. Seguridad básica en Linux: privilegios de usuario y permisos</text:span></text:p>
      <text:p text:style-name="P4"><text:span text:style-name="T23">Autor</text:span><text:span text:style-name="T23"><text:note text:id="ftn1" text:note-class="footnote"><text:note-citation>1</text:note-citation><text:note-body><text:p text:style-name="P10"><text:span text:style-name="T21"><text:s/></text:span><text:span text:style-name="T22">Como autor d</text:span><text:span text:style-name="T21">eclar</text:span><text:span text:style-name="T22">o</text:span><text:span text:style-name="T21"> que los contenidos del presente documento son originales y elaborados por </text:span><text:span text:style-name="T22">mi</text:span><text:span text:style-name="T21">. De no cumplir con este compromiso, </text:span><text:span text:style-name="T22">soy</text:span><text:span text:style-name="T21"> consciente de que, de acuerdo con la “</text:span><text:a xlink:type="simple" xlink:href="http://www.ugr.es/~minpet/pages/enpdf/normativaevaluacionycalificacion.pdf" text:style-name="Internet_20_link" text:visited-style-name="Visited_20_Internet_20_Link"><text:span text:style-name="Internet_20_link"><text:span text:style-name="T21">Normativa de evaluación y de calificaciones de los estudiantes de la Universidad de Granada</text:span></text:span></text:a><text:span text:style-name="T21">” esto “conllevará la calificación numérica de cero … independientemente del resto de calificaciones que el estudiante hubiera obtenido ...”</text:span></text:p></text:note-body></text:note></text:span><text:span text:style-name="T23">:</text:span> <text:span text:style-name="T29">Rubén Calvo Villazán </text:span></text:p>
      <text:p text:style-name="P5"/>
      <text:p text:style-name="P1"><text:span text:style-name="T28">Ejercicio </text:span>1. </text:p>
      <text:p text:style-name="P13"/>
      <text:p text:style-name="P14">Formato de los archivos:</text:p>
      <text:p text:style-name="P14">/etc/passwd:</text:p>
      <text:p text:style-name="P17"><text:tab/><text:span text:style-name="T33">login : contraseña (x) : UID : GID : usuario : directorio de trabajo : terminal asociada</text:span></text:p>
      <text:p text:style-name="P14"><text:tab/>root:x:0:0:root:/root:/bin/bash</text:p>
      <text:p text:style-name="P14"><text:s text:c="9"/>daemon:x:1:1:daemon:/usr/sbin:/usr/sbin/nologin</text:p>
      <text:p text:style-name="P14"><text:s text:c="9"/>bin:x:2:2:bin:/bin:/usr/sbin/nologin</text:p>
      <text:p text:style-name="P14"><text:s text:c="9"/>sys:x:3:3:sys:/dev:/usr/sbin/nologin</text:p>
      <text:p text:style-name="P14"><text:s text:c="9"/>sync:x:4:65534:sync:/bin:/bin/sync</text:p>
      <text:p text:style-name="P14"><text:tab/>…</text:p>
      <text:p text:style-name="P16"><text:span text:style-name="T30">/etc/group:</text:span></text:p>
      <text:p text:style-name="P35"><text:span text:style-name="T30"><text:tab/></text:span><text:span text:style-name="T31">nombre del grupo : contraseña (x) : GID : miembros</text:span></text:p>
      <text:p text:style-name="P16"><text:span text:style-name="T30"><text:tab/>root:x:0:</text:span></text:p>
      <text:p text:style-name="P16"><text:tab/>daemon:x:1:</text:p>
      <text:p text:style-name="P16"><text:tab/>bin:x:2:</text:p>
      <text:p text:style-name="P16"><text:tab/>sys:x:3:</text:p>
      <text:p text:style-name="P16"><text:tab/>adm:x:4:</text:p>
      <text:p text:style-name="P16"/>
      <text:p text:style-name="P16"/>
      <text:p text:style-name="P16"><text:soft-page-break/></text:p>
      <text:p text:style-name="P16"/>
      <text:p text:style-name="P16"/>
      <text:p text:style-name="P14">/<text:span text:style-name="T37">etc/shadow:</text:span></text:p>
      <text:p text:style-name="P36">nombre del usuario : contraseña cifrada : 1* : 2* : 3* : 4* : 5* : 6*</text:p>
      <text:p text:style-name="P36">1: Dias transcurridos desde 1970 donde la contraseña fue cambiada por ultima vez</text:p>
      <text:p text:style-name="P36">2: Número mínimo de dias entre cambios de contraseña</text:p>
      <text:p text:style-name="P36">3: Días máximos de validez de la cuenta</text:p>
      <text:p text:style-name="P36">4: Días que avisa antes de caducar la contraseña</text:p>
      <text:p text:style-name="P36">5: Días después de que la contraseña caduque para deshabilitar la cuenta</text:p>
      <text:p text:style-name="P36">6: <text:span text:style-name="T38">Fecha de caducidad</text:span></text:p>
      <text:p text:style-name="P14">daemon:*:17272:0:99999:7:::</text:p>
      <text:p text:style-name="P14">bin:*:17272:0:99999:7:::</text:p>
      <text:p text:style-name="P14">sys:*:17272:0:99999:7:::</text:p>
      <text:p text:style-name="P14"/>
      <text:p text:style-name="P14">/<text:span text:style-name="T39">etc/gshadow:</text:span></text:p>
      <text:p text:style-name="P11"><text:span text:style-name="T34">nombre del grupo : contraseña (*), (! bloquea el comando </text:span><text:span text:style-name="Source_20_Text"><text:span text:style-name="T32">newgrp</text:span></text:span><text:span text:style-name="Source_20_Text"><text:span text:style-name="T35">)</text:span></text:span><text:span text:style-name="T34"> : administradores : miembros </text:span></text:p>
      <text:p text:style-name="P14">root:*::</text:p>
      <text:p text:style-name="P14">daemon:*::</text:p>
      <text:p text:style-name="P14"><text:span text:style-name="T41">bin</text:span>:*::</text:p>
      <text:p text:style-name="P14">sys:*::</text:p>
      <text:p text:style-name="P14">adm:*::</text:p>
      <text:p text:style-name="P14">tty:*::</text:p>
      <text:p text:style-name="P14"/>
      <text:p text:style-name="P2"><text:span text:style-name="T28">Ejercicio 2</text:span>. </text:p>
      <text:p text:style-name="P18"><text:span text:style-name="Source_20_Text"><text:span text:style-name="T3"/></text:span></text:p>
      <text:p text:style-name="P19"><text:span text:style-name="Source_20_Text"><text:span text:style-name="T7">Cambiar LOGIN_TIMEOUT:</text:span></text:span></text:p>
      <text:p text:style-name="P19"><text:span text:style-name="Source_20_Text"><text:span text:style-name="T7">#</text:span></text:span></text:p>
      <text:p text:style-name="P19"># Max time in seconds for login</text:p>
      <text:p text:style-name="P19">#</text:p>
      <text:p text:style-name="P19">LOGIN_TIMEOUT<text:tab/><text:tab/><text:span text:style-name="T40">60</text:span></text:p>
      <text:p text:style-name="P24"/>
      <text:p text:style-name="P12"><text:soft-page-break/><text:span text:style-name="T10">$ </text:span><text:span text:style-name="Source_20_Text">useradd -m </text:span><text:span text:style-name="Source_20_Text"><text:span text:style-name="T42">usuario</text:span></text:span></text:p>
      <text:p text:style-name="P25"/>
      <text:p text:style-name="P15"/>
      <text:p text:style-name="P39"><text:span text:style-name="T28">Ejercicio 3</text:span>. </text:p>
      <text:p text:style-name="P22"><text:span text:style-name="Source_20_Text"><text:span text:style-name="T9">Si tenemos ACL activado en el sistema de archivos</text:span></text:span></text:p>
      <text:p text:style-name="P21"><text:span text:style-name="Source_20_Text"><text:span text:style-name="T8">setacl -m u:usuario:rw archivo</text:span></text:span></text:p>
      <text:p text:style-name="P15"/>
      <text:p text:style-name="P39"><text:span text:style-name="T28">Ejercicio 4.</text:span> </text:p>
      <text:p text:style-name="P20"><text:span text:style-name="Source_20_Text"><text:span text:style-name="T11"/></text:span></text:p>
      <text:p text:style-name="P27">Archivos de configuración pam:</text:p>
      <text:p text:style-name="P27"/>
      <text:p text:style-name="P28"><text:span text:style-name="Source_20_Text">/</text:span><text:span text:style-name="Source_20_Text"><text:span text:style-name="T43">etc/pam.d/su</text:span></text:span><text:span text:style-name="Source_20_Text"> - <text:s/></text:span><text:span text:style-name="Source_20_Text"><text:span text:style-name="T12">Permite al usuario si es root hacer sudo sin necesidad de contraseña</text:span></text:span></text:p>
      <text:p text:style-name="P28"><text:span text:style-name="Source_20_Text"><text:span text:style-name="T12"><text:tab/><text:tab/>auth <text:s text:c="6"/>sufficient pam_rootok.so</text:span></text:span></text:p>
      <text:p text:style-name="P31"><text:span text:style-name="Source_20_Text"><text:span text:style-name="T44">/etc/pam.d/login – </text:span></text:span><text:span text:style-name="Source_20_Text"><text:span text:style-name="T12"><text:s/></text:span></text:span><text:span text:style-name="Source_20_Text"><text:span text:style-name="T13">Configuracion para el servicio shadow de login</text:span></text:span></text:p>
      <text:p text:style-name="P29"><text:span text:style-name="Source_20_Text"><text:span text:style-name="T13"><text:tab/></text:span></text:span><text:span text:style-name="Source_20_Text"><text:span text:style-name="T17">Establece los limites de la sesion de acuerdo con /etc/security/limits.conf:</text:span></text:span></text:p>
      <text:p text:style-name="P29"><text:span text:style-name="Source_20_Text"><text:span text:style-name="T17"><text:tab/><text:tab/>session <text:s text:c="3"/>required <text:s text:c="2"/>pam_limits.so</text:span></text:span></text:p>
      <text:p text:style-name="P29"><text:span text:style-name="Source_20_Text"><text:span text:style-name="T13"><text:tab/></text:span></text:span><text:span text:style-name="Source_20_Text"><text:span text:style-name="T16">Crea una nueva sesión:</text:span></text:span></text:p>
      <text:p text:style-name="P29"><text:span text:style-name="Source_20_Text"><text:span text:style-name="T16"><text:tab/><text:tab/>session <text:s text:c="3"/>optional <text:s text:c="2"/>pam_keyinit.so force revoke</text:span></text:span></text:p>
      <text:p text:style-name="P30"><text:span text:style-name="Source_20_Text"><text:span text:style-name="T45">/etc/pam.d/cron - </text:span></text:span><text:span text:style-name="Source_20_Text"><text:span text:style-name="T12"><text:s/></text:span></text:span><text:span text:style-name="Source_20_Text"><text:span text:style-name="T13">Configuracion </text:span></text:span><text:span text:style-name="Source_20_Text"><text:span text:style-name="T15">del</text:span></text:span><text:span text:style-name="Source_20_Text"><text:span text:style-name="T13"> servicio </text:span></text:span><text:span text:style-name="Source_20_Text"><text:span text:style-name="T14">para el demonio cron</text:span></text:span></text:p>
      <text:p text:style-name="P27"><text:span text:style-name="Source_20_Text"/></text:p>
      <text:p text:style-name="P39"><text:span text:style-name="T28">Ejercicio 5</text:span>. </text:p>
      <text:p text:style-name="P15"/>
      <text:p text:style-name="P33"><text:span text:style-name="T46">En </text:span><text:span text:style-name="T47">/etc/pam.d/common-password</text:span></text:p>
      <text:p text:style-name="P15"/>
      <text:p text:style-name="P38">password required pam_cracklib.so retry=3 <text:span text:style-name="T32">minlen=</text:span><text:span text:style-name="T36">8</text:span> <text:span text:style-name="T32">difok=3</text:span></text:p>
      <text:p text:style-name="P37">password required pam_unix.so md5 use_authtok</text:p>
      <text:p text:style-name="P15"/>
      <text:p text:style-name="P32">Longitud minima de 8, <text:span text:style-name="T48">número mínimo de caracteres que debe ser diferente 3</text:span></text:p>
      <text:p text:style-name="P15"/>
      <text:p text:style-name="P15"/>
      <text:p text:style-name="P15"/>
      <text:p text:style-name="P15"/>
      <text:p text:style-name="P39"><text:soft-page-break/><text:span text:style-name="T28">Ejercicio 6</text:span>. </text:p>
      <text:p text:style-name="P40"><text:span text:style-name="Source_20_Text"/></text:p>
      <text:p text:style-name="Preformatted_20_Text"><text:span text:style-name="Source_20_Text"><text:span text:style-name="T49">Oct</text:span></text:span><text:span text:style-name="Source_20_Text"> </text:span><text:span text:style-name="Source_20_Text"><text:span text:style-name="T49">15</text:span></text:span><text:span text:style-name="Source_20_Text"> 12:41:52 UBUNTU passwd[25160]: (pam_unix) password changed for root</text:span></text:p>
      <text:p text:style-name="P41"><text:span text:style-name="Source_20_Text"><text:span text:style-name="T49">Oct</text:span></text:span><text:span text:style-name="Source_20_Text"> </text:span><text:span text:style-name="Source_20_Text"><text:span text:style-name="T49">15</text:span></text:span><text:span text:style-name="Source_20_Text"> 12:41:52 UBUNTU passwd[25160]: (pam_unix) Password for root was changed</text:span></text:p>
      <text:p text:style-name="P15"/>
      <text:p text:style-name="P39"><text:span text:style-name="T28">Ejercicio 7</text:span>. </text:p>
      <text:p text:style-name="P40"><text:span text:style-name="T50">usuario </text:span>ALL=(ALL:ALL) ALL</text:p>
      <text:p text:style-name="P15"/>
      <text:p text:style-name="P39"><text:span text:style-name="T28">Ejercicio 8</text:span>. </text:p>
      <text:p text:style-name="P15">Oct 15 18:33:39 <text:span text:style-name="T51">UBUNTU</text:span> systemd[1]: Started Network Manager Script Dispatcher Service.</text:p>
      <text:p text:style-name="P15">Oct 15 18:33:39 <text:span text:style-name="T51">UBUNTU</text:span> nm-dispatcher: req:1 'dhcp4-change' [eth0]: new request (2 scripts)</text:p>
      <text:p text:style-name="P15">Oct 15 18:33:39 <text:span text:style-name="T51">UBUNTU</text:span> nm-dispatcher: req:1 'dhcp4-change' [eth0]: start running ordered scripts...</text:p>
      <text:p text:style-name="P15">Oct 15 18:33:39 <text:span text:style-name="T51">UBUNTU</text:span> dhclient[12921]: bound to 192.168.1.35 -- renewal in 20426 seconds.</text:p>
      <text:p text:style-name="P15">Oct 15 18:35:01 <text:span text:style-name="T51">UBUNTU</text:span> CRON[13103]: (root) CMD (command -v debian-sa1 &gt; /dev/null &amp;&amp; debian-sa1 1 1)</text:p>
      <text:p text:style-name="P39"><text:span text:style-name="T28">Ejercicio 9</text:span>. </text:p>
      <text:p text:style-name="P23"><text:span text:style-name="Source_20_Text"><text:span text:style-name="T18">$ last</text:span></text:span></text:p>
      <text:p text:style-name="P20"><text:span text:style-name="Source_20_Text"><text:span text:style-name="T4">reboot <text:s text:c="2"/>system boot <text:s/>4.9.0-</text:span></text:span><text:span text:style-name="Source_20_Text"><text:span text:style-name="T5">ubuntu</text:span></text:span><text:span text:style-name="Source_20_Text"><text:span text:style-name="T4">-amd6 Mon Jul 10 10:32 - 00:27 (1+13:55)</text:span></text:span></text:p>
      <text:p text:style-name="P20">root <text:s text:c="4"/>tty7 <text:s text:c="8"/>:0 <text:s text:c="14"/>Sun Jul <text:s/>9 20:16 - down <text:s text:c="2"/>(04:46)</text:p>
      <text:p text:style-name="P20">reboot <text:s text:c="2"/>system boot <text:s/>4.9.0-<text:span text:style-name="T52">ubuntu</text:span>-amd6 Sun Jul <text:s/>9 22:09 - 01:02 <text:s/>(02:53)</text:p>
      <text:p text:style-name="P20">root <text:s text:c="4"/>tty7 <text:s text:c="8"/>:0 <text:s text:c="14"/>Sat Jul <text:s/>8 12:28 - down <text:s text:c="2"/>(02:44)</text:p>
      <text:p text:style-name="P20">reboot <text:s text:c="2"/>system boot <text:s/>4.9.0-<text:span text:style-name="T52">ubuntu</text:span>-amd6 Sat Jul <text:s/>8 14:26 - 15:13 <text:s/>(00:46)</text:p>
      <text:p text:style-name="P20"/>
      <text:p text:style-name="P34"><text:span text:style-name="T53">$ l</text:span>astlog</text:p>
      <text:p text:style-name="P26">Username <text:s text:c="8"/>Port <text:s text:c="4"/>From <text:s text:c="12"/>Latest</text:p>
      <text:p text:style-name="P26">root <text:s text:c="12"/>tty5 <text:s text:c="21"/>Fri Jun 30 12:45:07 +0200 2017</text:p>
      <text:p text:style-name="P26">daemon <text:s text:c="36"/>**Never logged in**</text:p>
      <text:p text:style-name="P26">bin <text:s text:c="39"/>**Never logged in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OpenSymbol" svg:font-family="OpenSymbol"/>
    <style:font-face style:name="Arial2" svg:font-family="Arial" style:font-family-generic="swiss"/>
    <style:font-face style:name="Bitstream Vera Sans Mono" svg:font-family="'Bitstream Vera Sans Mono'" style:font-family-generic="modern" style:font-pitch="fixed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Antonio Gómez Hernández</meta:initial-creator>
    <meta:creation-date>2013-10-03T08:19:26</meta:creation-date>
    <dc:date>2017-10-15T18:41:19.207796009</dc:date>
    <meta:editing-duration>PT18H34M12S</meta:editing-duration>
    <meta:editing-cycles>78</meta:editing-cycles>
    <meta:generator>LibreOffice/5.4.1.2.0$Linux_X86_64 LibreOffice_project/40m0$Build-2</meta:generator>
    <meta:printed-by>José Antonio Gómez Hernández</meta:printed-by>
    <meta:print-date>2013-10-03T11:05:59</meta:print-date>
    <meta:document-statistic meta:table-count="0" meta:image-count="0" meta:object-count="0" meta:page-count="4" meta:paragraph-count="91" meta:word-count="542" meta:character-count="3976" meta:non-whitespace-character-count="3235"/>
  </office:meta>
</office:document-meta>
</file>